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ute</text:p>
      <text:p text:style-name="Standard">In dieser Serie habe ich die „ganz normalen Menschen auf der Straße“ gemalt, die ich beobachtet und unbemerkt fotografiert habe. </text:p>
      <text:p text:style-name="Standard">Es sind <text:s/>spontane, ungestellte Augenblicke ausgewählt, wobei die Beziehungen der Menschen untereinander sichtbar werden. Um den Blick auf das Wesentliche zu fokussieren, <text:s/>ist in vielen Bildern <text:s/>jeder natürliche Hintergrund (wie Straßen, <text:s/>Räume etc.) weggelassen. Die Personen befinden sich in einem „leeren“ Farbraum und sprechen für sich. </text:p>
      <text:p text:style-name="Standard">Mir geht es darum das Alltägliche, Banale darzustellen.</text:p>
      <text:p text:style-name="Standard"/>
      <text:p text:style-name="Standard"/>
      <text:p text:style-name="Standard"/>
      <text:p text:style-name="P1">Orte</text:p>
      <text:p text:style-name="Standard">Fahrradtouren, Wohnungssuche, Stadtansichten, Landkarten, google earth....sind in diese abstrakten Bilder eingeflossen und bilden ein Gitternetz, das farblich gestaltet, z.T immer wieder übermalt wurde. Dabei sind <text:s/>untere Farbschichten und <text:s/>Linien sichtbar geblieben.</text:p>
      <text:p text:style-name="Standard">Vielleicht auch die Suche nach einem neuen persönlichen Standort, bei der die Vergangenheit <text:s/>durchblitzt, Abgrenzung, Öffnung, Neupositionierung....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ilke  Sens</meta:initial-creator>
    <meta:creation-date>2012-01-02T16:20:09</meta:creation-date>
    <dc:date>2013-11-01T20:58:48.75</dc:date>
    <dc:creator>Hilke  Sens</dc:creator>
    <meta:editing-duration>PT00H16M04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7" meta:word-count="126" meta:character-count="950"/>
  </office:meta>
</office:document-meta>
</file>